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e">
      <style:paragraph-properties fo:margin-left="0.501cm" fo:margin-right="0.499cm" fo:line-height="200%" fo:text-align="center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none">
        <style:tab-stops/>
      </style:paragraph-properties>
    </style:style>
    <style:style style:name="P3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4" style:family="paragraph" style:parent-style-name="Normale">
      <style:paragraph-properties fo:margin-left="0.501cm" fo:margin-right="0.499cm" fo:line-height="20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5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officeooo:rsid="001c3616" officeooo:paragraph-rsid="001c3616" style:font-size-asian="11pt" style:font-weight-asian="bold" style:font-size-complex="11pt" style:font-weight-complex="bold"/>
    </style:style>
    <style:style style:name="P6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fo:font-weight="bold" officeooo:rsid="001c3616" officeooo:paragraph-rsid="001c3616" style:font-size-asian="11pt" style:font-weight-asian="bold"/>
    </style:style>
    <style:style style:name="P7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P8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9" style:family="paragraph" style:parent-style-name="Normale">
      <style:paragraph-properties fo:margin-left="0.501cm" fo:margin-right="0.499cm" fo:line-height="200%" fo:text-align="justify" style:justify-single-word="false" fo:text-indent="0cm" style:auto-text-indent="false">
        <style:tab-stops/>
      </style:paragraph-properties>
    </style:style>
    <style:style style:name="P10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5.501cm"/>
        </style:tab-stops>
      </style:paragraph-properties>
    </style:style>
    <style:style style:name="P11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5.501cm"/>
        </style:tab-stops>
      </style:paragraph-properties>
      <style:text-properties officeooo:rsid="001c3616" officeooo:paragraph-rsid="001c3616"/>
    </style:style>
    <style:style style:name="P12" style:family="paragraph" style:parent-style-name="Normale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fo:font-weight="bold" style:font-size-asian="11pt" style:font-weight-asian="bold"/>
    </style:style>
    <style:style style:name="P14" style:family="paragraph" style:parent-style-name="Normale">
      <style:paragraph-properties fo:margin-left="0.501cm" fo:margin-right="0.501cm" fo:line-height="150%" fo:text-align="justify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5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  <style:text-properties fo:font-size="11pt" style:font-size-asian="11pt"/>
    </style:style>
    <style:style style:name="P16" style:family="paragraph" style:parent-style-name="Normale">
      <style:paragraph-properties fo:margin-left="0.501cm" fo:margin-right="0.501cm" fo:line-height="150%" fo:text-align="center" style:justify-single-word="false" fo:text-indent="0cm" style:auto-text-indent="false">
        <style:tab-stops/>
      </style:paragraph-properties>
    </style:style>
    <style:style style:name="P17" style:family="paragraph" style:parent-style-name="Heading_20_3" style:master-page-name="MPF0">
      <style:paragraph-properties style:page-number="auto" fo:break-before="pag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rsid="001d93e4" officeooo:paragraph-rsid="001d93e4"/>
    </style:style>
    <style:style style:name="P20" style:family="paragraph" style:parent-style-name="Footer">
      <style:paragraph-properties fo:text-align="center" style:justify-single-word="false"/>
      <style:text-properties officeooo:rsid="001ecc1e" officeooo:paragraph-rsid="001ecc1e"/>
    </style:style>
    <style:style style:name="P21" style:family="paragraph" style:parent-style-name="Normale" style:list-style-name="L4">
      <style:paragraph-properties fo:margin-left="1.136cm" fo:margin-right="0.499cm" fo:line-height="2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fo:text-transform="uppercase"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/>
    </style:style>
    <style:style style:name="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" style:family="text">
      <style:text-properties officeooo:rsid="001d93e4"/>
    </style:style>
    <style:style style:name="T7" style:family="text"/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WW_5f_CharLFO14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Prot. n. ________</text:h>
      <text:p text:style-name="P2"><text:span text:style-name="Car._20_predefinito_20_paragrafo"><text:span text:style-name="T1">sanatoria edilizia ai sensi della Legge n°326/2003 e s.m.i. – Legge Regionale n°5/2004 e s.m.i.</text:span></text:span></text:p>
      <text:p text:style-name="P3"/>
      <text:p text:style-name="P5">Oggetto: [oggetto] immobile sito in [ubicazione]</text:p>
      <text:p text:style-name="P5">Richiedenti: [elenco_richiedenti]</text:p>
      <text:p text:style-name="P6">Pratica n°____/200_</text:p>
      <text:p text:style-name="P5">Prot.n° [protocollo] del [data_protocollo]</text:p>
      <text:p text:style-name="P3"/>
      <text:p text:style-name="P4">IL DIRIGENTE</text:p>
      <text:p text:style-name="P7">VISTA:</text:p>
      <text:p text:style-name="P11">la domanda di condono edilizio pervenuta in data [onload.data_presentazione] al protocollo n° [protocollo] del [data_protocollo] del sig. [elenco_richiedenti] in qualità di _______ <text:s text:c="9"/>volta ad ottenere il rilascio del titolo abilitativo edilizio in sanatoria per opere eseguite presso l’immobile sito in Savona, [ubicazione] censito al NCT/NCEU di Savona, al [elenco_ct] , consistenti nella realizzazione di [oggetto] per una superficie di mq. _______ e cubatura di mc. _______, </text:p>
      <text:p text:style-name="P10"><text:span text:style-name="Car._20_predefinito_20_paragrafo"><text:span text:style-name="T5">VISTA: </text:span></text:span>la documentazione allegata alla domanda nonché quella successivamente prodotta dal/la richiedente;</text:p>
      <text:p text:style-name="P10"><text:span text:style-name="Car._20_predefinito_20_paragrafo"><text:span text:style-name="T5">PRESO ATTO</text:span></text:span> che le opere abusive di cui trattasi non risultano eseguite su aree od immobili sottoposti ai vincoli di cui agli artt. 32 e 33 della Legge n°47/85;</text:p>
      <text:p text:style-name="P10"><text:soft-page-break/><text:span text:style-name="Car._20_predefinito_20_paragrafo"><text:span text:style-name="T5">CONSIDERATO</text:span></text:span> che le opere di cui trattasi sono riconducibili alla tipologia di abuso ** di cui alla tabella dell’allegato 1 della Legge;</text:p>
      <text:p text:style-name="P10"><text:span text:style-name="Car._20_predefinito_20_paragrafo"><text:span text:style-name="T5">DATO ATTO</text:span></text:span> che il richiedente ha provveduto:</text:p>
      <text:p text:style-name="P10">- al pagamento dell’oblazione dovuta per un importo totale versato di €._______ ;</text:p>
      <text:p text:style-name="P10">- al pagamento degli oneri concessori dovuti per un totale versato pari a €. ________;</text:p>
      <text:p text:style-name="P10">- al pagamento del contributo regionale dovuto per un totale versato pari a €. ________;</text:p>
      <text:p text:style-name="P9"><text:span text:style-name="Car._20_predefinito_20_paragrafo"><text:span text:style-name="T4">VISTA</text:span></text:span><text:span text:style-name="Car._20_predefinito_20_paragrafo"><text:span text:style-name="T3"> la Legge 28/02/1985 n°47 e s.m.i.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a Legge 23/11/1994 n°724 e s.m.i.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a Legge 24/11/2003 n°326 e s.m.i.</text:span></text:span></text:p>
      <text:p text:style-name="P9"><text:span text:style-name="Car._20_predefinito_20_paragrafo"><text:span text:style-name="T4">VISTE</text:span></text:span><text:span text:style-name="Car._20_predefinito_20_paragrafo"><text:span text:style-name="T2"> </text:span></text:span><text:span text:style-name="Car._20_predefinito_20_paragrafo"><text:span text:style-name="T3">le Leggi Regionali n°350 del 24/12/2003 e n°5 del 29/03/2004;</text:span></text:span></text:p>
      <text:p text:style-name="P9"><text:span text:style-name="Car._20_predefinito_20_paragrafo"><text:span text:style-name="T4">VISTA</text:span></text:span><text:span text:style-name="Car._20_predefinito_20_paragrafo"><text:span text:style-name="T3"> l’istruttoria della pratica.</text:span></text:span></text:p>
      <text:p text:style-name="P9"><text:span text:style-name="Car._20_predefinito_20_paragrafo"><text:span text:style-name="T4">RITENUTE</text:span></text:span><text:span text:style-name="Car._20_predefinito_20_paragrafo"><text:span text:style-name="T3"> le opere suscettibili di sanatoria e la procedura regolare;</text:span></text:span></text:p>
      <text:p text:style-name="P9"><text:span text:style-name="Car._20_predefinito_20_paragrafo"><text:span text:style-name="T4">FATTI SALVI</text:span></text:span><text:span text:style-name="Car._20_predefinito_20_paragrafo"><text:span text:style-name="T3"> i diritti dei terzi e le autorizzazioni di competenza di altri Enti;</text:span></text:span></text:p>
      <text:h text:style-name="Heading_20_2" text:outline-level="2">RILASCIA </text:h>
      <text:p text:style-name="P9"><text:span text:style-name="Car._20_predefinito_20_paragrafo"><text:span text:style-name="T3">Al richiedente sig. </text:span></text:span><text:database-display text:table-name="" text:table-type="table" text:column-name="RICHIEDENTI" text:database-name="#mainDocumentType=0&amp;linkToQuery=1&amp;dataType=0&amp;connectString=&amp;query=SELECT%20*%20FROM%20C:\Programmi\Studio%20SIT\Documenti.dat">[elenco_richiedenti]</text:database-display><text:span text:style-name="Car._20_predefinito_20_paragrafo"><text:span text:style-name="T3"> il Titolo Edilizio in sanatoria per i lavori di cui trattasi, eseguiti presso l’immobile sito in Savona, </text:span></text:span><text:database-display text:table-name="" text:table-type="table" text:column-name="UBICAZIONE" text:database-name="#mainDocumentType=0&amp;linkToQuery=1&amp;dataType=0&amp;connectString=&amp;query=SELECT%20*%20FROM%20C:\Programmi\Studio%20SIT\Documenti.dat">[ubicazione]</text:database-display><text:span text:style-name="Car._20_predefinito_20_paragrafo"><text:span text:style-name="T3"> censito al NCT/NCEU di Savona, al </text:span></text:span><text:database-display text:table-name="" text:table-type="table" text:column-name="RIF_CATASTO" text:database-name="#mainDocumentType=0&amp;linkToQuery=1&amp;dataType=0&amp;connectString=&amp;query=SELECT%20*%20FROM%20C:\Programmi\Studio%20SIT\Documenti.dat">[elenco_ct]</text:database-display><text:span text:style-name="Car._20_predefinito_20_paragrafo"><text:span text:style-name="T3">.</text:span></text:span></text:p>
      <text:p text:style-name="P8">Le opere oggetto del presente provvedimento si intendono realizzate in conformità ai seguenti elaborati di progetto che si allegano alla presente per farne parte integrante:</text:p>
      <text:list xml:id="list7997844927194558300" text:style-name="L4">
        <text:list-item>
          <text:p text:style-name="P21"/>
        </text:list-item>
      </text:list>
      <text:p text:style-name="P12">Savona, <text:s text:c="88"/>Il Dirigente del Settore</text:p>
      <text:p text:style-name="P12"><text:s text:c="99"/>Arch. Giovanna Macario</text:p>
      <text:p text:style-name="P3"/>
      <text:p text:style-name="P3"/>
      <text:p text:style-name="P13">COMUNE DI SAVONA</text:p>
      <text:p text:style-name="P14">L'anno duemila______ il giorno _______ del mese di _______________ in Savona - io sottoscritto _____________________________ ho consegnato il presente atto al sig. <text:soft-page-break/>____________________________________________________________________ in qualità di _________________________________________.</text:p>
      <text:p text:style-name="P14">Carta identità n°_________________________________________</text:p>
      <text:p text:style-name="P14"/>
      <text:p text:style-name="P15"><text:s/>per ricevuta <text:s text:c="64"/>il Tecnico incaricato</text:p>
      <text:p text:style-name="P15"/>
      <text:p text:style-name="P16">__________________<text:tab/><text:tab/><text:tab/> <text:s text:c="7"/>­­­­­­­­ <text:s text:c="21"/>­­­­_____________________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hyphenation-ladder-count="no-limit"/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left="0.501cm" fo:margin-right="0.499cm" fo:line-height="200%" fo:text-align="justify" style:justify-single-word="false" fo:hyphenation-ladder-count="no-limit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weight-complex="bold" fo:hyphenate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left="0.501cm" fo:margin-right="0.499cm" fo:line-height="200%" fo:text-align="center" style:justify-single-word="false" fo:hyphenation-ladder-count="no-limit" fo:text-indent="0cm" style:auto-text-indent="false" fo:keep-with-next="always">
        <style:tab-stops/>
      </style:paragraph-properties>
      <style:text-properties fo:font-size="11pt" fo:font-weight="bold" style:font-size-asian="11pt" style:font-weight-asian="bold" fo:hyphenate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left="11.74cm" fo:margin-right="0.499cm" fo:line-height="200%" fo:text-align="justify" style:justify-single-word="false" fo:hyphenation-ladder-count="no-limit" fo:text-indent="0.748cm" style:auto-text-indent="false" fo:keep-with-next="always">
        <style:tab-stops/>
      </style:paragraph-properties>
      <style:text-properties fo:font-size="11pt" fo:font-weight="bold" style:font-size-asian="11pt" style:font-weight-asian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del_20_blocco" style:display-name="Testo del blocco" style:family="paragraph" style:parent-style-name="Normale">
      <style:paragraph-properties fo:margin-left="0.501cm" fo:margin-right="0.499cm" fo:line-height="200%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Rientro_20_corpo_20_del_20_testo_20_3" style:display-name="Rientro corpo del testo 3" style:family="paragraph" style:parent-style-name="Normale">
      <style:paragraph-properties fo:margin-left="1.501cm" fo:margin-right="0cm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6" style:family="table">
      <style:table-properties style:width="15.526cm" fo:margin-left="0.376cm" table:align="left"/>
    </style:style>
    <style:style style:name="Tabella6.A" style:family="table-column">
      <style:table-column-properties style:column-width="5.175cm"/>
    </style:style>
    <style:style style:name="Tabella6.A1" style:family="table-cell">
      <style:table-cell-properties fo:padding-left="0.125cm" fo:padding-right="0.125cm" fo:padding-top="0cm" fo:padding-bottom="0cm" fo:border="0.75pt solid #000000"/>
    </style:style>
    <style:style style:name="Tabella2" style:family="table">
      <style:table-properties style:width="16.002cm" fo:margin-left="0.125cm" table:align="left"/>
    </style:style>
    <style:style style:name="Tabella2.A" style:family="table-column">
      <style:table-column-properties style:column-width="5.278cm"/>
    </style:style>
    <style:style style:name="Tabella2.B" style:family="table-column">
      <style:table-column-properties style:column-width="5.403cm"/>
    </style:style>
    <style:style style:name="Tabella2.C" style:family="table-column">
      <style:table-column-properties style:column-width="5.322cm"/>
    </style:style>
    <style:style style:name="Tabella2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d93e4" officeooo:paragraph-rsid="001d93e4"/>
    </style:style>
    <style:style style:name="MP3" style:family="paragraph" style:parent-style-name="Footer">
      <style:paragraph-properties fo:text-align="center" style:justify-single-word="false"/>
      <style:text-properties officeooo:rsid="001ecc1e" officeooo:paragraph-rsid="001ecc1e"/>
    </style:style>
    <style:style style:name="MP4" style:family="paragraph">
      <style:paragraph-properties fo:text-align="justify"/>
    </style:style>
    <style:style style:name="MP5" style:family="paragraph">
      <style:paragraph-properties style:writing-mode="lr-tb"/>
    </style:style>
    <style:style style:name="MT1" style:family="text"/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ize-complex="12pt"/>
    </style:style>
    <style:style style:name="MT5" style:family="text">
      <style:text-properties officeooo:rsid="001d93e4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1cm" fo:margin-left="0cm" fo:margin-right="0cm" fo:margin-bottom="0cm" style:dynamic-spacing="true"/>
      </style:header-style>
      <style:footer-style>
        <style:header-footer-properties fo:min-height="1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2">[istruttore_tecnico]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Geom. Marco Cerrut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ropbox\Modelli di stampa Savona\documenti\PROVVEDIMENTI\Titolo edilizio in sanatoria condono - 04.odt</text:file-name><text:tab/><text:tab/></text:p>
        <text:p text:style-name="Footer"><text:tab/> <text:s text:c="137"/>Pagina <text:span text:style-name="Numero_20_pagina"><text:page-number text:select-page="current">3</text:page-number></text:span><text:span text:style-name="Numero_20_pagina"> di </text:span><text:span text:style-name="Numero_20_pagina"><text:page-count>3</text:page-count></text:span></text:p>
      </style:footer>
      <style:footer-left style:display="false">
        <table:table table:name="Tabella6" table:style-name="Tabella6">
          <table:table-column table:style-name="Tabella6.A" table:number-columns-repeated="3"/>
          <table:table-row>
            <table:table-cell table:style-name="Tabella6.A1" office:value-type="string">
              <text:p text:style-name="MP1">RESPONSABILE DELL’ISTRUTTORIA</text:p>
              <text:p text:style-name="MP3">[istruttore_tecnico]</text:p>
              <text:p text:style-name="MP1"/>
              <text:p text:style-name="MP1"/>
            </table:table-cell>
            <table:table-cell table:style-name="Tabella6.A1" office:value-type="string">
              <text:p text:style-name="MP1">RESPONSABILE DEL PROCEDIMENTO</text:p>
              <text:p text:style-name="MP1">Geom. Marco Cerruti</text:p>
            </table:table-cell>
            <table:table-cell table:style-name="Tabella6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ropbox\Modelli di stampa Savona\documenti\PROVVEDIMENTI\Titolo edilizio in sanatoria condono - 04.odt</text:file-name><text:tab/><text:tab/></text:p>
        <text:p text:style-name="Footer"><text:tab/> <text:s text:c="137"/>Pagina <text:span text:style-name="Numero_20_pagina"><text:page-number text:select-page="current">2</text:page-number></text:span><text:span text:style-name="Numero_20_pagina"> di </text:span><text:span text:style-name="Numero_20_pagina"><text:page-count>3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5" svg:width="14.735cm" svg:height="3.559cm" svg:x="2.316cm" svg:y="0.275cm"><text:p text:style-name="MP4"><text:span text:style-name="MT2">Comune di Savona</text:span></text:p><text:p text:style-name="MP4"><text:span text:style-name="MT3">Settore Pianificazione Territoriale</text:span></text:p><text:p text:style-name="MP4"><text:span text:style-name="MT4">Ufficio Condono Edilizio 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93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">RESPONSABILE DELL’ISTRUTTORIA</text:p>
              <text:p text:style-name="MP1">[<text:span text:style-name="MT5">istruttore_tecnico</text:span>]</text:p>
              <text:p text:style-name="MP1"/>
              <text:p text:style-name="MP1"/>
            </table:table-cell>
            <table:table-cell table:style-name="Tabella2.A1" office:value-type="string">
              <text:p text:style-name="MP1">RESPONSABILE DEL PROCEDIMENTO</text:p>
              <text:p text:style-name="MP1">Geom. Marco Cerruti</text:p>
            </table:table-cell>
            <table:table-cell table:style-name="Tabella2.A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Numero_20_pagina">ultimazione documento: <text:s text:c="28"/>f</text:span>ile:<text:file-name text:display="full">C:\Users\Claudio\Dropbox\Modelli di stampa Savona\documenti\PROVVEDIMENTI\Titolo edilizio in sanatoria condono - 04.odt</text:file-name><text:tab/><text:tab/></text:p>
        <text:p text:style-name="Footer"><text:tab/> <text:s text:c="139"/>Pagina <text:span text:style-name="Numero_20_pagina"><text:page-number text:select-page="current">1</text:page-number></text:span><text:span text:style-name="Numero_20_pagina"> di </text:span><text:span text:style-name="Numero_20_pagina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8T09:49:00Z</meta:creation-date>
    <dc:date>2014-02-03T12:46:34.288000000</dc:date>
    <meta:print-date>2006-04-26T09:53:00Z</meta:print-date>
    <meta:editing-cycles>5</meta:editing-cycles>
    <meta:editing-duration>PT3M25S</meta:editing-duration>
    <meta:document-statistic meta:table-count="3" meta:image-count="0" meta:object-count="1" meta:page-count="3" meta:paragraph-count="59" meta:word-count="472" meta:character-count="4449" meta:non-whitespace-character-count="3110"/>
    <meta:template xlink:type="simple" xlink:actuate="onRequest" xlink:title="" xlink:href="./Titolo%20edilizio%20in%20sanatoria%20condono%20-%2004.dot"/>
  </office:meta>
</office:document-meta>
</file>